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Khmer OS System1" svg:font-family="'Khmer OS System'"/>
    <style:font-face style:name="Khmer Mondulkiri" svg:font-family="'Khmer Mondulkiri'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Khmer OS System" svg:font-family="'Khmer OS System'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fo:font-size="7.5pt" style:font-size-asian="7.5pt" style:font-name-complex="Khmer Mondulkiri" style:font-size-complex="7.5pt"/>
    </style:style>
    <style:style style:name="P2" style:family="paragraph" style:parent-style-name="Standard">
      <style:text-properties style:font-name-complex="Khmer Mondulkiri"/>
    </style:style>
    <style:style style:name="P3" style:family="paragraph" style:parent-style-name="Standard">
      <style:paragraph-properties fo:margin-top="0in" fo:margin-bottom="0in" fo:line-height="100%"/>
      <style:text-properties style:font-name-complex="Khmer Mondulkiri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  <style:text-properties style:font-name-complex="Khmer Mondulkiri"/>
    </style:style>
    <style:style style:name="P5" style:family="paragraph" style:parent-style-name="Heading_20_1" style:master-page-name="Standard">
      <style:paragraph-properties style:page-number="auto"/>
      <style:text-properties style:font-name-complex="Khmer Mondulkiri"/>
    </style:style>
    <style:style style:name="P6" style:family="paragraph" style:parent-style-name="footnote_20_text" style:master-page-name="Converted1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fo:background-color="#ffff00" style:font-size-asian="7.5pt" style:font-size-complex="7.5pt"/>
    </style:style>
    <style:style style:name="T9" style:family="text">
      <style:text-properties fo:color="#4ea72e" fo:font-size="7.5pt" style:font-size-asian="7.5pt" style:font-size-complex="7.5pt"/>
    </style:style>
    <style:style style:name="T10" style:family="text">
      <style:text-properties fo:color="#ee0000" fo:font-size="7.5pt" style:font-size-asian="7.5pt" style:font-size-complex="7.5pt"/>
    </style:style>
    <style:style style:name="T11" style:family="text">
      <style:text-properties style:font-name="Khmer Mondulkiri" style:font-name-complex="Khmer Mondulki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50830768311191480" text:style-name="Outline">
        <text:list-item>
          <text:h text:style-name="P5" text:outline-level="1">នេះគឺជាការសាកល្បងក្នុងទម្រង់ជាចំណងជើង</text:h>
        </text:list-item>
      </text:list>
      <text:p text:style-name="P2">នេះគឺជាកថាខណ្ឌធម្មតា។ នេះគឺជា<text:span text:style-name="T1">ល្បះ</text:span> មួយដែលមានអក្សរទ្រេត។ នេះគឺជាល្បះមួយ<text:span text:style-name="T2">ដែល</text:span> មានអក្សរដិត។ នេះគឺជាល្បះមួយដែលមានបន្ទាត់ពីក្រោម។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នេះគឺជាតារាងមួយ</text:p>
          </table:table-cell>
          <table:table-cell table:style-name="Table1.A1" office:value-type="string">
            <text:p text:style-name="P3">ក្រឡាទីពីរនៃតារាង</text:p>
          </table:table-cell>
        </table:table-row>
        <table:table-row table:style-name="Table1.1">
          <table:table-cell table:style-name="Table1.A1" office:value-type="string">
            <text:p text:style-name="P3">ក្រឡាទីបីនៃតារាងខាងក្រោម</text:p>
          </table:table-cell>
          <table:table-cell table:style-name="Table1.A1" office:value-type="string">
            <text:p text:style-name="P3">ក្រឡាទីបួននៃតារាងខាងក្រោម</text:p>
          </table:table-cell>
        </table:table-row>
      </table:table>
      <text:p text:style-name="P2"/>
      <text:p text:style-name="P4">នេះគឺជាបន្ទាត់មួយនៅខាងក្រោមនេះ។</text:p>
      <text:p text:style-name="P2">នេះគឺជាប្រយោគមួយដែលមានលេខយោង។<text:note text:id="ftn1" text:note-class="footnote"><text:note-citation>1</text:note-citation><text:note-body><text:p text:style-name="P6"><text:span text:style-name="footnote_20_reference"><text:span text:style-name="T11"/></text:span><text:span text:style-name="T11"> នេះគឺជាកំណត់សម្គាល់នៅខាងក្រោមទីមួយ។</text:span></text:p></text:note-body></text:note> ហើយផ្នែកនេះមានពុម្ពអក្សរខុសគ្នា។</text:p>
      <text:p text:style-name="P2"><text:span text:style-name="T3">ហើយនេះគឺជាអត្ថបទដែលមានទំហំធំជាង។</text:span></text:p>
      <text:p text:style-name="P2"><text:span text:style-name="T4">ហើយនេះគឺជាអត្ថបទតូចជាង។</text:span></text:p>
      <text:p text:style-name="P2"><text:span text:style-name="T5">ហើយនេះគឺជាបន្ទាត់ដែលមាន </text:span><text:span text:style-name="T6">ទំហំអត្ថបទច្រើនប្រភេទ </text:span><text:span text:style-name="T5">– ទីមួយគឺធំ </text:span><text:span text:style-name="T7">ទីពីរគឺតូចជាង។</text:span></text:p>
      <text:p text:style-name="P2"><text:span text:style-name="T7">ហើយនេះគឺជា</text:span><text:span text:style-name="T9">អត្ថបទ</text:span><text:span text:style-name="T7"> ខ្លះៗដែលមាន </text:span><text:span text:style-name="T10">ពណ៌</text:span><text:span text:style-name="T7"> ខុសៗគ្នា។</text:span></text:p>
      <text:p text:style-name="P1"/>
      <text:p text:style-name="P2"><text:span text:style-name="T7">ហើយអត្ថបទខ្លះ </text:span><text:span text:style-name="T8">ជាមួយ</text:span><text:span text:style-name="T7"> ការរំលេច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Khmer OS System1" svg:font-family="'Khmer OS System'"/>
    <style:font-face style:name="Khmer Mondulkiri" svg:font-family="'Khmer Mondulkiri'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Khmer OS System" svg:font-family="'Khmer OS System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11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true" style:font-name-asian="Arial Unicode MS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Khmer OS Syste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Khmer OS Syste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hmer OS Syste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 System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Aptos Display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0f4761" fo:border-bottom="0.0071in solid #0f4761"/>
      <style:text-properties fo:color="#0f4761" fo:font-style="italic" style:font-style-asian="italic" style:font-style-complex="italic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071in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Wells</meta:initial-creator>
    <dc:creator>Nathan </dc:creator>
    <meta:editing-cycles>4</meta:editing-cycles>
    <meta:creation-date>2026-01-28T16:25:00</meta:creation-date>
    <dc:date>2026-02-02T13:44:38</dc:date>
    <meta:editing-duration>PT4S</meta:editing-duration>
    <meta:generator>OpenOffice/4.1.15$Unix OpenOffice.org_project/4115m2$Build-9813</meta:generator>
    <meta:document-statistic meta:table-count="1" meta:image-count="0" meta:object-count="0" meta:page-count="1" meta:paragraph-count="14" meta:word-count="31" meta:character-count="5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